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P1" style:family="paragraph" style:parent-style-name="Standard">
      <style:text-properties officeooo:rsid="0013be0e" officeooo:paragraph-rsid="0013be0e"/>
    </style:style>
    <style:style style:name="P2" style:family="paragraph" style:parent-style-name="Standard">
      <style:text-properties officeooo:rsid="0013f7e7" officeooo:paragraph-rsid="0013f7e7"/>
    </style:style>
    <style:style style:name="P3" style:family="paragraph" style:parent-style-name="Standard">
      <style:text-properties officeooo:rsid="0015ac33" officeooo:paragraph-rsid="0015ac33"/>
    </style:style>
    <style:style style:name="P4" style:family="paragraph" style:parent-style-name="Standard">
      <style:text-properties officeooo:rsid="0017cf13" officeooo:paragraph-rsid="0017cf13"/>
    </style:style>
    <style:style style:name="P5" style:family="paragraph" style:parent-style-name="Standard">
      <style:text-properties officeooo:rsid="00194ab4" officeooo:paragraph-rsid="00194ab4"/>
    </style:style>
    <style:style style:name="P6" style:family="paragraph" style:parent-style-name="Standard">
      <style:text-properties officeooo:rsid="001e96a5" officeooo:paragraph-rsid="001e96a5"/>
    </style:style>
    <style:style style:name="P7" style:family="paragraph" style:parent-style-name="Standard">
      <style:text-properties officeooo:rsid="001fd746" officeooo:paragraph-rsid="001fd746"/>
    </style:style>
    <style:style style:name="P8" style:family="paragraph" style:parent-style-name="Standard">
      <style:text-properties officeooo:rsid="001fd746" officeooo:paragraph-rsid="00212d49"/>
    </style:style>
    <style:style style:name="P9" style:family="paragraph" style:parent-style-name="Table_20_Contents">
      <style:paragraph-properties fo:margin-top="0cm" fo:margin-bottom="0.499cm" style:contextual-spacing="false"/>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T1" style:family="text">
      <style:text-properties fo:font-weight="bold"/>
    </style:style>
    <style:style style:name="T2" style:family="text">
      <style:text-properties officeooo:rsid="0013f7e7"/>
    </style:style>
    <style:style style:name="T3" style:family="text">
      <style:text-properties officeooo:rsid="0015ac33"/>
    </style:style>
    <style:style style:name="T4" style:family="text">
      <style:text-properties officeooo:rsid="0016e6ed"/>
    </style:style>
    <style:style style:name="T5" style:family="text">
      <style:text-properties officeooo:rsid="0017cf13"/>
    </style:style>
    <style:style style:name="T6" style:family="text">
      <style:text-properties officeooo:rsid="00194ab4"/>
    </style:style>
    <style:style style:name="T7" style:family="text">
      <style:text-properties officeooo:rsid="001adf4d"/>
    </style:style>
    <style:style style:name="T8" style:family="text">
      <style:text-properties officeooo:rsid="001fd746"/>
    </style:style>
    <style:style style:name="T9" style:family="text">
      <style:text-properties officeooo:rsid="00212d49"/>
    </style:style>
    <style:style style:name="T10" style:family="text">
      <style:text-properties officeooo:rsid="0024c435"/>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table-cell table:style-name="Table1.A1" office:value-type="string">
            <text:h text:style-name="Heading_20_2" text:outline-level="2">Qui sommes nous ?</text:h>
            <text:p text:style-name="P9">Aboutissement d’un projet démarré en <text:span text:style-name="T1">2002</text:span>, NETvigie a été créée afin de répondre aux besoins croissants de visibilité et d’optimisation des investissements informatiques des entreprises. <text:line-break/>Avec sa technologie et son infrastructure mondiale, NETvigie vous aide à surveiller et optimiser la qualité de vos systèmes d’informations et vous prévient <text:span text:style-name="T1">avant vos clients</text:span> en cas d'anomalie.</text:p>
          </table:table-cell>
        </table:table-row>
      </table:table>
      <text:h text:style-name="Heading_20_2" text:outline-level="2">Pourquoi NETvigie ?</text:h>
      <text:p text:style-name="Text_20_body">Dans tous les secteurs d'activités, les acteurs du NET ont des besoins communs:</text:p>
      <text:p text:style-name="Text_20_body"/>
      <text:list xml:id="list256984108456413497" text:style-name="L1">
        <text:list-item>
          <text:p text:style-name="P11">Détecter immédiatement les anomalies </text:p>
        </text:list-item>
        <text:list-item>
          <text:p text:style-name="P11">Connaître la qualité du site web avec un ressenti client </text:p>
        </text:list-item>
        <text:list-item>
          <text:p text:style-name="P11">S'assurer que le processus métier fonctionne dans son intégralité </text:p>
        </text:list-item>
        <text:list-item>
          <text:p text:style-name="P10">Superviser la qualité de service en ligne en fonction des actions Marketing </text:p>
        </text:list-item>
      </text:list>
      <text:p text:style-name="Text_20_body"/>
      <text:p text:style-name="Text_20_body">Dans ce contexte oû les les enjeux économiques et commerciaux sont toujours plus importants, NETigie a développé la solution de monitoring la plus en avance sur le marché pour surveiller l'activité de votre site web.</text:p>
      <text:p text:style-name="Text_20_body"/>
      <text:p text:style-name="Text_20_body">De l'information la plus simple à l'analyse la plus complexe, du service Marketing au pôle exploitation, NETvigie intervient comme partenaire pour vous aider à prendre les bonnes décisions au bon moment.</text:p>
      <text:p text:style-name="Text_20_body"/>
      <text:p text:style-name="Text_20_body">ETvigie s'impose comme le spécialiste de la surveillance des infrastructures IP afin de vous fournir en temps réel une vision pertinente et précise de vos équipements web.</text:p>
      <text:h text:style-name="Heading_20_2" text:outline-level="2">Notre mission</text:h>
      <text:p text:style-name="Text_20_body">Société Européenne avant tout, NETvigie est<text:span text:style-name="Strong_20_Emphasis"> le spécialiste du</text:span> <text:span text:style-name="Strong_20_Emphasis">Monitoring avancé d'infrastructures IP</text:span>. Possédant la maîtrise totale de sa technologie "VIGIEMON", elle l'adapte en permanence afin de toujours rester au plus proche de vos besoins. Avec une architecture mondiale en constante évolution, NETvigie peut vous fournir des points de contrôles sur toute la planète afin que vous puissiez réagir avant que vos clients ne fuient ou ne vous préviennent de vos défaillances.</text:p>
      <text:p text:style-name="Text_20_body"/>
      <text:p text:style-name="Text_20_body">Au delà des mesures, NETvigie vous accompagne et met à votre service son expertise pour que votre E-stratégie et vos investissements soient dans une démarche de réussite optimale.</text:p>
      <text:h text:style-name="Heading_20_2" text:outline-level="2"><text:soft-page-break/>Informations légales :</text:h>
      <text:p text:style-name="Text_20_body">NETvigie est une Société Française au Capital de 60.000 Euros, enregistrée au registre du commerce de Lille.<text:line-break/>Code APE 722A / SIRET 451 927 859 00012 / TVA intracommunautaire FR39451927859.<text:line-break/>Nos adresses et téléphones sont disponibles <text:a xlink:type="simple" xlink:href="http://www2.netvigie.com/Societe/adresse.html">ici</text:a> et les principales adresses mail <text:a xlink:type="simple" xlink:href="http://www2.netvigie.com/Societe/contact.html">ici</text:a></text:p>
      <text:section text:style-name="Sect1" text:name="bloc">
        <text:h text:style-name="Heading_20_2" text:outline-level="2">Notre but</text:h>
        <text:p text:style-name="Text_20_body">Vous apporter la meilleure qualité de reporting et de monitoring afin que vous puissiez être les meilleurs. </text:p>
      </text:section>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urant mon stage j'ai pu aider l'entreprise lors d'une seule situation professionnelle mais plutôt consequente , puisque j'ai dû faire pas mal de choses dans le developpement PHP sur symfony2 </text:p>
      <text:p text:style-name="P1">en m'adaptant des outils de l'entreprise (Linux comme système d'exploitation par exemple , Netbeans comme environnement de travail).</text:p>
      <text:p text:style-name="P1">Pour cette situation professionnelle j'ai dû donc refaire la page de la partie diagnostic du site , qui , permet donc qu'un de <text:s/>nos <text:s/>partenaires puisse verifier la fiabilité et la vitesse de leur(s) site(s) web , puisque cette page donne des scores en référence au différentes recommandations comme par exemple mettre le javascript tout en haut , ou encore l'expiration des headers. Nous donnons donc un score pour chaque recommandation avec bien sûr , des aides pour que le partenaire puisse régler ses problèmes . Cette page recupère aussi la vitesse du site : </text:p>
      <text:p text:style-name="P1">- <text:s/>Le domContent (qui est le moment où l'utilisateur peut utiliser la page sans pour autant que tout le css , javascript et images ne soient totalement chargés ) .</text:p>
      <text:p text:style-name="P1">- Le chargement complète de la page <text:s/>(donc de tous les fichiers de l'arborescence du site)</text:p>
      <text:p text:style-name="P1"/>
      <text:p text:style-name="P1">Elle permet aussi de calculer le nombre de requêtes du site , et donc de dire combien il y a de js , images , css , doc et redirect</text:p>
      <text:p text:style-name="P1"/>
      <text:p text:style-name="P1">Graĉe à tout ça elle donne finalement une note général pour le site . Mon travail consiste donc a réécrire cette page mais en la représentant plus belle , plus ergonomique et la plus simple qu'il soit pour les Client.</text:p>
      <text:p text:style-name="P1"/>
      <text:p text:style-name="P1">J'avais donc le choix de vouloir la refaire comme je voulais avec l'accord du tuteur , <text:span text:style-name="T2">j'ai d onc fait un screenshot avant / apres du site pour vous montrer la différence .</text:span></text:p>
      <text:p text:style-name="P1"/>
      <text:p text:style-name="P1"/>
      <text:p text:style-name="P2">PARTIE POUR LE TABLEAU DE COMPETENC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u cours de mon stage j'ai pu rencontrer pas mal de difficultés pour la reproduction de la page diagnostics du site NETvigie , j'ai tout d'abord proposer une maquette sur papier à mon tuteur reproduisant mes idées pour qu'on se puisse se mettre d'accord sur ce que je peux faire et sur ce que je ne peux pas <text:span text:style-name="T3">(maquette en annexe faite par moi-même ) .</text:span></text:p>
      <text:p text:style-name="P2"/>
      <text:p text:style-name="P3">On a donc décidé de prendre ma m<text:span text:style-name="T5">a</text:span>quette comme exemple puisque les idées étaient pas mal et que tout était possible de le faire , mais faute de temps au fur et à mesure on a réduit des éléments car soit <text:span text:style-name="T5">elles etaient </text:span>trop superflux , soit parce que les données que je voulais mettre en place n'était pas dans la base de données et que c'était donc trop long par rappport à la durée de mon stage ; pourtant j'ai rajouté des éléments dans la base de données de NETvigie mais pour cette partie là il aurait fallu rajouter beaucoup de données qui n'était pas nécessairement utile pour l'entreprise et ses partenaires.</text:p>
      <text:p text:style-name="P3"/>
      <text:p text:style-name="P3">J'ai donc commencé par la reproduction du tableau , qui affiche pour chaque client les <text:span text:style-name="T5">conseils</text:span> à suivre dans leurs sites avec pour chaque recommandation un score sur 100 établi par rapport à leur site , <text:span text:style-name="T4">la priorité de cette recommandation(haute , moyenne ou basse ) , avec son type aussi ( servuer , css , js , contenu , image …) mais aussi un bouton stats qui permet donc de voir l'évolution du score sur les 6 derniers mois de cette recommandation , sans oublier un boutton imprimer pour imprimer tout ce qu'il ya en rapport avec celle-ci.</text:span></text:p>
      <text:p text:style-name="P7">Les plus grosses difficultés a été pour moi de faire le bouton stats , car il devait afficher un graphique en faisant un dropdown sur le tableau pour chaque recommandation et qui afficher l'evolution du score de cette recommandation récupéré de la base de données de l'entreprise , il a été aussi complique pour moi de faire un bouton print en javascript , qui imprime chaque recommandation du tableau avec la recommandation qui soit structuré ( et non afficher comme un gros pavé) pour la bonne visualisation de l'utilisateur</text:p>
      <text:p text:style-name="P3"/>
      <text:p text:style-name="P4">Ensuite j'ai donc décidé de représenter le reste de la page sous forme de graphique , car c'etait beaucoup plus lisible , mais beaucoup plus difficile à reproduire surtout qu'il faut récupérer les données de chaque client dans la base de données de NETvigie mais en plus les graphiques sont reproduits par rapport à une date choisi par l'utilisateur .</text:p>
      <text:p text:style-name="P4"/>
      <text:p text:style-name="P4">J'ai donc fait 3 gauge chart ( diagramme circulaire avec un ou deux axes ) qui représentent : </text:p>
      <text:p text:style-name="P4">- le premier le score total de leur site (donc un seul axe suffisait ) par rapport aux scores du tableau</text:p>
      <text:p text:style-name="P4">- le deuxième , calcule le temps de chargement du DOM de la page en question ( donc le moment où l'utilisateur peut utiliser la page) il contient deux axes , un la vitesse moyenne du jour même , l'autre la vitesse <text:s/>moyenne sur la periode d'analyse</text:p>
      <text:p text:style-name="P4">- le troisieme calcule le temps de chargement complet de la page , toujours avec deux axes qui représentent les references que celui d'avant</text:p>
      <text:p text:style-name="P4"/>
      <text:p text:style-name="P4">J'ai rentré les données en dur puisqu'il fallait que j'essaie de comprendre comme ça marchait , j'ai rencontré plusieurs problèmes pour les gauge puisque déjà les temps sont en secondes et donc très petit (2 secondes en moyenne pour le DOM , et 3 à 4 secondes pour le chargement complet sauf problème du site) donc les axes étaient trop petits , j'ai donc dû multiplier les temps par rapport au temps sur la periode divisé par 300 ( valeur max d'un axe du gauge) </text:p>
      <text:p text:style-name="P4">Ensuite il a fallu que je représente les temps au centre de ce gauge pour que l'utilisateur puisse bien visionner son temps et le com<text:span text:style-name="T10">parer à la periode d'analyse</text:span> . <text:span text:style-name="T6">Et pour le premier gauge qui calcule score Total il a fallu qu'en fonction du score l'axe du gauge soit représenté par une couleur avertissant le partenaire ( vert si bonne note , jaune si moyen et rouge si très bas ) , en dessous de gauge qui affiche le socre total je devais donc aussi permettre à l'utilisateur qu'il puissse voir l'evolution de son score total sous forme de graphique linéaire des 6 derniers mois (qui s'ouvre en jquery et donc d'utiliser un slide/fade Toggle) ; il fallait que chaque graphique soit responsive en plus de tout ça <text:s/>pour les utilisateurs , ça a été donc mes difficultés pour cette partie.</text:span></text:p>
      <text:p text:style-name="P4"/>
      <text:p text:style-name="P5"><text:soft-page-break/>Pour la suite ma p<text:span text:style-name="T7">a</text:span>ge devait aussi <text:span text:style-name="T7">calculer le nombre de requêtes faite par la page , j'ai donc décidé de representer le nombre de fichiers renvoyés par le site sous forme de diagramme camembert (pie chart) avec au centre le nombre de fichiers total ainsi que pour chaque fichier : le type , le nombre total et sa légende . Il a fallu le dynamiser donc avec les données récupérées par NETvigie qui a encore été un difficulté pour moi puisque l'entreprise travaille aussi en Elastic Search , j'ai aussi travaillé sur la legende pour changer les critères de vue , ou encore lorsque l'utilisateur pose la souris sur chaque partie diagramme il puisse visualiser le type de fichier , le pourcentage du nombre total de ce type de fichier , ainsi que son nombre total par type.</text:span></text:p>
      <text:p text:style-name="P5"/>
      <text:p text:style-name="P6">Puisque je parlais de récupérer les données des partenaires donc la base de données , il a fallu aussi que je fasse un filtre de date pour ma page , le site NETvigie ayant déjà un filtre personnalisable tout en haut de chaque menu(il apparaît donc partout car il fait parti du dashboard et donc de chaque page du site ) mais j'ai dû approfondir en creant un filtre sur ma page permettant à l'utilisateur de naviguer sur les jours qu'il a choisi de déterminer ; donc s'il choisi de voir les 7 derniers jours , mon filtre permet donc de naviguer sur ces 7 jours pour qu'il puisse voir leur diagnostics sur chaque jour et donc qui se raffraichit <text:s/><text:span text:style-name="T8">à chaque clique de la souris dans le filtre de date.</text:span></text:p>
      <text:p text:style-name="P6"/>
      <text:p text:style-name="P8">Dans les derniers jours de mon stage j'ai donc dû créer une nouvelle page , ergonomiquement belle , qui devait afficher ce que notre page aller faire ( donc calcul de vitesse de votre site web ) , reprenant tout ce que j'ai fait au cours de mon stage , mais l'utilisateur devait avoir le choix de selectionner une vigie (un monitoring lui appartenant) qui afficherait pour chaque vigie , toutes les données que j'ai créé donc les gauge chart , le pie chart ainsi que le tableau se raffraîchissant au changement de vigie , qui pour moi a été une grosse difficulté car je devais récupéré chaque vigie de chaque partenaire dans un controller et l'afficher dans le twig <text:span text:style-name="T9">(toutes les vigie sont dans un dropdown dynamique ) .Nous avons eu un autre problème qui est , quand l'utilisateur prenais sa vigie qui n'avait plus de données depuis 1970 , lorsqu'il recharge une vigie datant d'aujourd'hui , les graph ne se rafraîchissent pas ,et disparaissent complètement il a fallu donner donc un id par defaut pour chaque graph si is renvoient « NULL ». </text:span></text:p>
      <text:p text:style-name="P8"/>
      <text:p text:style-name="P8"><text:span text:style-name="T9">Je tiens juste à rappeler que les plus grosses difficultés au cours de mon stage a été donc de faire tous mes graphiques et mon tableau dynamiquement avec du javascript/jquery en utilisant aussi les requêtes Elastic search de l'entreprise .J'ai réussi donc à tout compléter grâce à un travail d'analyse et de recherche j'ai sû comprendre par moi même et l'aide fourni par mon tuteur les solutions à en tirer pour reussir mon sujet de stage <text:s/>, j'ai donc ainsi pu progresser dans le developpement avec l'environnement Netbeans et aussi avec comme système d'exploitation linux <text:s/>préalablement installé au debut de mon stage avec mon tuteur . </text:span><text:s/></text:p>
      <text:p text:style-name="P6"/>
      <text:p text:style-name="P6"/>
      <text:p text:style-name="P6"/>
      <text:p text:style-name="P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hd </meta:initial-creator>
    <meta:creation-date>2016-03-01T09:15:10.029775078</meta:creation-date>
    <dc:date>2016-03-04T09:52:21.175409079</dc:date>
    <dc:creator>fehd </dc:creator>
    <meta:editing-duration>PT36M43S</meta:editing-duration>
    <meta:editing-cycles>11</meta:editing-cycles>
    <meta:generator>LibreOffice/4.2.8.2$Linux_X86_64 LibreOffice_project/420m0$Build-2</meta:generator>
    <meta:document-statistic meta:table-count="1" meta:image-count="0" meta:object-count="0" meta:page-count="5" meta:paragraph-count="42" meta:word-count="1996" meta:character-count="11466" meta:non-whitespace-character-count="9493"/>
  </office:meta>
</office:document-meta>
</file>